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60000003C49C7D4188A9F03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left="1.69cm" fo:margin-right="0cm" fo:text-indent="0cm" style:auto-text-indent="false"/>
    </style:style>
    <style:style style:name="P3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P4" style:family="paragraph" style:parent-style-name="Standard">
      <style:paragraph-properties fo:margin-top="0.055cm" fo:margin-bottom="0cm" style:contextual-spacing="false" fo:text-align="end" style:justify-single-word="false"/>
      <style:text-properties fo:font-size="9pt" style:font-size-asian="9pt" style:font-size-complex="9pt"/>
    </style:style>
    <style:style style:name="P5" style:family="paragraph" style:parent-style-name="Heading_20_2" style:list-style-name="WWNum2"/>
    <style:style style:name="P6" style:family="paragraph" style:parent-style-name="Heading_20_2" style:list-style-name="">
      <style:paragraph-properties fo:margin-left="0cm" fo:margin-right="0cm" fo:text-indent="0cm" style:auto-text-indent="false"/>
    </style:style>
    <style:style style:name="P7" style:family="paragraph" style:parent-style-name="Heading_20_3" style:list-style-name="WWNum2"/>
    <style:style style:name="P8" style:family="paragraph" style:parent-style-name="Standard" style:master-page-name="First_20_Page">
      <style:paragraph-properties fo:text-align="end" style:justify-single-word="false" style:page-number="auto"/>
    </style:style>
    <style:style style:name="P9" style:family="paragraph" style:parent-style-name="Standard">
      <style:paragraph-properties fo:margin-left="0cm" fo:margin-right="-1.002cm" fo:text-align="center" style:justify-single-word="false" fo:text-indent="0cm" style:auto-text-indent="false"/>
      <style:text-properties fo:color="#c00000" loext:opacity="100%" style:font-name="Arial" fo:font-size="28pt" fo:font-weight="bold" style:font-size-asian="28pt" style:font-weight-asian="bold" style:font-name-complex="Arial1" style:font-size-complex="28pt" style:font-weight-complex="bold"/>
    </style:style>
    <style:style style:name="P10" style:family="paragraph" style:parent-style-name="Standard" style:list-style-name="WWNum8">
      <style:paragraph-properties fo:margin-top="0cm" fo:margin-bottom="0.109cm" style:contextual-spacing="false"/>
    </style:style>
    <style:style style:name="P11" style:family="paragraph" style:parent-style-name="Standard" style:list-style-name="WWNum6"/>
    <style:style style:name="P12" style:family="paragraph" style:parent-style-name="Standard" style:list-style-name="WWNum7">
      <style:paragraph-properties fo:margin-top="0cm" fo:margin-bottom="0cm" style:contextual-spacing="false"/>
    </style:style>
    <style:style style:name="P13" style:family="paragraph" style:parent-style-name="Standard" style:list-style-name="WWNum4"/>
    <style:style style:name="P14" style:family="paragraph" style:parent-style-name="Standard" style:list-style-name="WWNum4"/>
    <style:style style:name="P15" style:family="paragraph" style:parent-style-name="Standard" style:list-style-name="WWNum4">
      <style:paragraph-properties fo:margin-top="0cm" fo:margin-bottom="0.275cm" style:contextual-spacing="false"/>
    </style:style>
    <style:style style:name="P16" style:family="paragraph" style:parent-style-name="Standard" style:list-style-name="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top="0.055cm" fo:margin-bottom="0cm" style:contextual-spacing="false" fo:text-align="end" style:justify-single-word="false"/>
      <style:text-properties fo:font-size="9pt" style:font-size-asian="9pt" style:font-size-complex="9pt"/>
    </style:style>
    <style:style style:name="P18" style:family="paragraph" style:parent-style-name="Text_20_body" style:list-style-name="WWNum3"/>
    <style:style style:name="P19" style:family="paragraph" style:parent-style-name="Text_20_body" style:list-style-name="WWNum3">
      <style:paragraph-properties fo:margin-top="0cm" fo:margin-bottom="0cm" style:contextual-spacing="false"/>
    </style:style>
    <style:style style:name="P20" style:family="paragraph" style:parent-style-name="Text_20_body" style:list-style-name="WWNum5"/>
    <style:style style:name="P2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WWNum6"/>
    <style:style style:name="T1" style:family="text">
      <style:text-properties style:use-window-font-color="true" loext:opacity="0%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«La programación es creatividad basada en la lógica.»</text:p>
      <text:p text:style-name="P9"><text:s text:c="2"/>PROGRAMACIÓN</text:p>
      <text:p text:style-name="Text_20_body">Cada área técnica tiene su vocabulario y normas específicas. Es conveniente conocer estos conceptos para poder realizar una comunicación efectiva con el equipo de desarrollo. </text:p>
      <text:list xml:id="list1870688832" text:style-name="WWNum2">
        <text:list-item>
          <text:list>
            <text:list-item>
              <text:h text:style-name="P5" text:outline-level="2">Conceptos relacionados con la programación</text:h>
            </text:list-item>
          </text:list>
        </text:list-item>
      </text:list>
      <text:list xml:id="list2274785991" text:style-name="WWNum3">
        <text:list-item>
          <text:p text:style-name="P18"><text:span text:style-name="T2">Algoritmo</text:span>: secuencia ordenada de pasos, descrita sin ambigüedades, que conducen a la solución de un problema dado. <text:s/><text:a xlink:type="simple" xlink:href="https://es.wikipedia.org/wiki/Algoritmo" text:style-name="Internet_20_link" text:visited-style-name="Visited_20_Internet_20_Link"><text:span text:style-name="Internet_20_link">https://es.wikipedia.org/wiki/Algoritmo</text:span></text:a></text:p>
        </text:list-item>
        <text:list-item>
          <text:p text:style-name="P18"><text:span text:style-name="T2">Programa informático</text:span>: pasos del algoritmo descrito en un determinado lenguaje de programación. <text:s/><text:a xlink:type="simple" xlink:href="https://es.wikipedia.org/wiki/Programa_informático" text:style-name="Internet_20_link" text:visited-style-name="Visited_20_Internet_20_Link"><text:span text:style-name="Internet_20_link">https://es.wikipedia.org/wiki/Programa_inform%C3%A1tico</text:span></text:a></text:p>
        </text:list-item>
        <text:list-item>
          <text:p text:style-name="P18"><text:span text:style-name="T2">Lenguaje de programación</text:span>: lenguaje que los programadores utilizan para comunicarse con los ordenadores y desarrollar software: programas, aplicaciones, páginas webs, scripts u otros conjuntos de instrucciones que serán ejecutadas por ellos. <text:a xlink:type="simple" xlink:href="https://es.wikipedia.org/wiki/Lenguaje_de_programación" text:style-name="Internet_20_link" text:visited-style-name="Visited_20_Internet_20_Link"><text:span text:style-name="Internet_20_link">https://es.wikipedia.org/wiki/Lenguaje_de_programaci%C3%B3n</text:span></text:a></text:p>
        </text:list-item>
        <text:list-item>
          <text:p text:style-name="P18"><text:span text:style-name="T2">Bases de datos</text:span> (BBDD): Almacena y relaciona la información estructurada que contiene. <text:span text:style-name="Internet_20_link">https://es.wikipedia.org/wiki/Base_de_datos</text:span></text:p>
        </text:list-item>
        <text:list-item>
          <text:p text:style-name="P19"><text:span text:style-name="T2">Sistema de gestión de BBDD</text:span> (SGBD): software que administra una BBDD. <text:a xlink:type="simple" xlink:href="https://es.wikipedia.org/wiki/Sistema_de_gestión_de_bases_de_datos" text:style-name="Internet_20_link" text:visited-style-name="Visited_20_Internet_20_Link"><text:span text:style-name="Internet_20_link">https://es.wikipedia.org/wiki/Sistema_de_gesti%C3%B3n_de_bases_de_datos</text:span></text:a></text:p>
          <text:list>
            <text:list-item>
              <text:p text:style-name="P19"><text:span text:style-name="T2">SGBD relacional</text:span>: <text:a xlink:type="simple" xlink:href="https://es.wikipedia.org/wiki/Base_de_datos_relacional" text:style-name="Internet_20_link" text:visited-style-name="Visited_20_Internet_20_Link"><text:span text:style-name="Internet_20_link">https://es.wikipedia.org/wiki/Base_de_datos_relacional</text:span></text:a><text:line-break/>Ej.: MySQL, MariaDB, PostgreSQL, SQLite, Oracle, Microsoft SQL Server.</text:p>
            </text:list-item>
            <text:list-item>
              <text:p text:style-name="P18"><text:span text:style-name="T2">SGBD documental</text:span>: <text:a xlink:type="simple" xlink:href="https://es.wikipedia.org/wiki/Base_de_datos_documental" text:style-name="Internet_20_link" text:visited-style-name="Visited_20_Internet_20_Link"><text:span text:style-name="Internet_20_link">https://es.wikipedia.org/wiki/Base_de_datos_documental</text:span></text:a><text:line-break/>Ej.: MongoDB, Redis, Casandra, FireBase.</text:p>
            </text:list-item>
          </text:list>
        </text:list-item>
        <text:list-item>
          <text:p text:style-name="P18"><text:span text:style-name="T2">SQL: </text:span><text:span text:style-name="T3">Lenguaje para administrar y recuperar información en BBDD relacionales.</text:span><text:span text:style-name="T2"> </text:span><text:a xlink:type="simple" xlink:href="https://es.wikipedia.org/wiki/SQL" text:style-name="Internet_20_link" text:visited-style-name="Visited_20_Internet_20_Link"><text:span text:style-name="Internet_20_link"><text:span text:style-name="T3">https://es.wikipedia.org/wiki/SQL</text:span></text:span></text:a><text:span text:style-name="T3"> <text:s/></text:span></text:p>
        </text:list-item>
        <text:list-item>
          <text:p text:style-name="P18"><text:span text:style-name="T2">API</text:span>: I<text:span text:style-name="T4">nterfaz de programación de aplicaciones. Es un recurso al que las aplicaciones acceden para obtener información. Hacen de puente con las BBDD. Permite realizar aplicaciones desacopladas. </text:span><text:a xlink:type="simple" xlink:href="https://es.wikipedia.org/wiki/API" text:style-name="Internet_20_link" text:visited-style-name="Visited_20_Internet_20_Link"><text:span text:style-name="Internet_20_link">https://es.wikipedia.org/wiki/API</text:span></text:a></text:p>
        </text:list-item>
        <text:list-item>
          <text:p text:style-name="P18"><text:span text:style-name="T2">JSON</text:span>: Estructura de datos de uso común en las API. <text:a xlink:type="simple" xlink:href="https://es.wikipedia.org/wiki/JSON" text:style-name="Internet_20_link" text:visited-style-name="Visited_20_Internet_20_Link"><text:span text:style-name="Internet_20_link">https://es.wikipedia.org/wiki/JSON</text:span></text:a> <text:s/></text:p>
        </text:list-item>
        <text:list-item>
          <text:p text:style-name="P18"><text:span text:style-name="T2">IDE</text:span>: Entorno de desarrollo integrado. <text:a xlink:type="simple" xlink:href="https://es.wikipedia.org/wiki/Entorno_de_desarrollo_integrado" text:style-name="Internet_20_link" text:visited-style-name="Visited_20_Internet_20_Link"><text:span text:style-name="Internet_20_link">https://es.wikipedia.org/wiki/Entorno_de_desarrollo_integrado</text:span></text:a></text:p>
        </text:list-item>
        <text:list-item>
          <text:p text:style-name="P18"><text:span text:style-name="T2">Código fuente</text:span>: El listado accesible de instrucciones de un programa. <text:a xlink:type="simple" xlink:href="https://es.wikipedia.org/wiki/Código_fuente" text:style-name="Internet_20_link" text:visited-style-name="Visited_20_Internet_20_Link"><text:span text:style-name="Internet_20_link">https://es.wikipedia.org/wiki/C%C3%B3digo_fuente</text:span></text:a></text:p>
        </text:list-item>
        <text:list-item>
          <text:p text:style-name="P18"><text:span text:style-name="T2">Compilador</text:span>: Programa que traduce código fuente a código máquina. Con él se obtienen los programas ejecutables. <text:a xlink:type="simple" xlink:href="https://es.wikipedia.org/wiki/Compilador" text:style-name="Internet_20_link" text:visited-style-name="Visited_20_Internet_20_Link"><text:span text:style-name="Internet_20_link">https://es.wikipedia.org/wiki/Compilador</text:span></text:a></text:p>
        </text:list-item>
        <text:list-item>
          <text:p text:style-name="P18"><text:span text:style-name="T2">Intérprete</text:span>: Traduce el código fuente, interpretándolo cada vez que es necesario. <text:a xlink:type="simple" xlink:href="https://es.wikipedia.org/wiki/Intérprete_(informática)" text:style-name="Internet_20_link" text:visited-style-name="Visited_20_Internet_20_Link"><text:span text:style-name="Internet_20_link">https://es.wikipedia.org/wiki/Int%C3%A9rprete_(inform%C3%A1tica)</text:span></text:a></text:p>
        </text:list-item>
      </text:list>
      <text:list xml:id="list133422703953806" text:continue-list="list1870688832" text:style-name="WWNum2">
        <text:list-item>
          <text:list>
            <text:list-item>
              <text:h text:style-name="P5" text:outline-level="2">Lenguajes de programación <text:s/></text:h>
            </text:list-item>
          </text:list>
        </text:list-item>
      </text:list>
      <text:p text:style-name="Text_20_body">- <text:span text:style-name="T2">De bajo nivel</text:span> (cercanos a la máquina)</text:p>
      <text:p text:style-name="Text_20_body"><text:soft-page-break/><text:tab/>- Lenguaje máquina <text:s/></text:p>
      <text:p text:style-name="Text_20_body"><text:tab/>- Lenguaje ensamblador (<text:span text:style-name="T3">nemónicos</text:span>) <text:s/></text:p>
      <text:p text:style-name="Text_20_body">- <text:span text:style-name="T2">De alto nivel</text:span> (cercanos al usuario)</text:p>
      <text:p text:style-name="P1"><text:tab/>- <text:span text:style-name="T2">Lenguajes compilados:</text:span> compilador</text:p>
      <text:p text:style-name="Text_20_body"><text:tab/><text:tab/>Ej.: C, C++, Lisp, Java (<text:span text:style-name="T5">bytecode</text:span>), etc.</text:p>
      <text:p text:style-name="P1"><text:tab/>- <text:span text:style-name="T2">Lenguajes interpretados:</text:span> intérprete</text:p>
      <text:p text:style-name="Text_20_body"><text:tab/><text:tab/>Ej.: Perl, PHP, Python, JavaScript, etc.</text:p>
      <text:p text:style-name="Text_20_body"/>
      <text:list xml:id="list133421826751837" text:continue-numbering="true" text:style-name="WWNum2">
        <text:list-item>
          <text:list>
            <text:list-item>
              <text:h text:style-name="P5" text:outline-level="2">Estructura de los programas</text:h>
            </text:list-item>
          </text:list>
        </text:list-item>
      </text:list>
      <text:p text:style-name="Text_20_body">En programaci<text:span text:style-name="T1">ón </text:span>aprenderemos cosas como...</text:p>
      <text:list xml:id="list3854824549" text:style-name="WWNum8">
        <text:list-item>
          <text:p text:style-name="P10">Palabras reservadas y sintaxis</text:p>
        </text:list-item>
        <text:list-item>
          <text:p text:style-name="P10">Variables</text:p>
        </text:list-item>
        <text:list-item>
          <text:p text:style-name="P10">Tipos de datos</text:p>
        </text:list-item>
        <text:list-item>
          <text:p text:style-name="P10">Operadores</text:p>
        </text:list-item>
        <text:list-item>
          <text:p text:style-name="P10">Secuencias de control</text:p>
        </text:list-item>
        <text:list-item>
          <text:p text:style-name="P10">Conexión con dispositivos y recursos (pantalla, teclado, ficheros, BBDD, etc.)</text:p>
        </text:list-item>
        <text:list-item>
          <text:p text:style-name="P10">Otros</text:p>
        </text:list-item>
      </text:list>
      <text:p text:style-name="P1"/>
      <text:list xml:id="list133423142347445" text:continue-list="list133421826751837" text:style-name="WWNum2">
        <text:list-item>
          <text:list>
            <text:list-item>
              <text:h text:style-name="P5" text:outline-level="2">Desarrollo</text:h>
              <text:list>
                <text:list-item>
                  <text:h text:style-name="P7" text:outline-level="3">Paradigmas de programación <text:s/></text:h>
                </text:list-item>
              </text:list>
            </text:list-item>
          </text:list>
        </text:list-item>
      </text:list>
      <text:p text:style-name="Standard"><text:a xlink:type="simple" xlink:href="https://es.wikipedia.org/wiki/Paradigma_de_programación" text:style-name="Internet_20_link" text:visited-style-name="Visited_20_Internet_20_Link"><text:span text:style-name="Internet_20_link">https://es.wikipedia.org/wiki/Paradigma_de_programaci%C3%B3n</text:span></text:a><text:line-break/><text:span text:style-name="T6"> </text:span></text:p>
      <text:list xml:id="list133421825744091" text:continue-numbering="true" text:style-name="WWNum2">
        <text:list-item>
          <text:list>
            <text:list-item>
              <text:list>
                <text:list-item>
                  <text:h text:style-name="P7" text:outline-level="3">Fases de la programación y ciclo de vida del software</text:h>
                </text:list-item>
              </text:list>
            </text:list-item>
          </text:list>
        </text:list-item>
      </text:list>
      <text:p text:style-name="Standard">Análisis, diseño, codificación, prueba, documentación, explotación, mantenimiento. <text:a xlink:type="simple" xlink:href="https://es.wikipedia.org/wiki/Proceso_para_el_desarrollo_de_software" text:style-name="Internet_20_link" text:visited-style-name="Visited_20_Internet_20_Link"><text:span text:style-name="Internet_20_link">https://es.wikipedia.org/wiki/Proceso_para_el_desarrollo_de_software</text:span></text:a><text:line-break/><text:span text:style-name="T6"> </text:span></text:p>
      <text:list xml:id="list133422477148612" text:continue-numbering="true" text:style-name="WWNum2">
        <text:list-item>
          <text:list>
            <text:list-item>
              <text:list>
                <text:list-item>
                  <text:h text:style-name="P7" text:outline-level="3">Desarrollo ágil de software <text:s text:c="3"/></text:h>
                </text:list-item>
              </text:list>
            </text:list-item>
          </text:list>
        </text:list-item>
      </text:list>
      <text:p text:style-name="Standard"><text:a xlink:type="simple" xlink:href="https://es.wikipedia.org/wiki/Desarrollo_ágil_de_software" text:style-name="Internet_20_link" text:visited-style-name="Visited_20_Internet_20_Link"><text:span text:style-name="Internet_20_link">https://es.wikipedia.org/wiki/Desarrollo_%C3%A1gil_de_software</text:span></text:a><text:line-break/><text:span text:style-name="T6"> </text:span></text:p>
      <text:list xml:id="list133423216910074" text:continue-numbering="true" text:style-name="WWNum2">
        <text:list-item>
          <text:list>
            <text:list-item>
              <text:list>
                <text:list-item>
                  <text:h text:style-name="P7" text:outline-level="3">Despliegue</text:h>
                </text:list-item>
              </text:list>
            </text:list-item>
          </text:list>
        </text:list-item>
      </text:list>
      <text:p text:style-name="Standard"><text:a xlink:type="simple" xlink:href="https://es.wikipedia.org/wiki/Despliegue_de_software" text:style-name="Internet_20_link" text:visited-style-name="Visited_20_Internet_20_Link"><text:span text:style-name="Internet_20_link">https://es.wikipedia.org/wiki/Despliegue_de_software</text:span></text:a></text:p>
      <text:list xml:id="list133422957732630" text:continue-numbering="true" text:style-name="WWNum2">
        <text:list-item>
          <text:list>
            <text:list-item>
              <text:h text:style-name="P5" text:outline-level="2">Código abierto <text:span text:style-name="T7">vs.</text:span> software libre <text:span text:style-name="T7">vs.</text:span> software propietario <text:s/></text:h>
            </text:list-item>
          </text:list>
        </text:list-item>
      </text:list>
      <text:list xml:id="list7412241" text:style-name="WWNum5">
        <text:list-item>
          <text:p text:style-name="P20"><text:a xlink:type="simple" xlink:href="https://es.wikipedia.org/wiki/Código_abierto" text:style-name="Internet_20_link" text:visited-style-name="Visited_20_Internet_20_Link"><text:span text:style-name="Internet_20_link">https://es.wikipedia.org/wiki/C%C3%B3digo_abierto</text:span></text:a></text:p>
        </text:list-item>
        <text:list-item>
          <text:p text:style-name="P20"><text:soft-page-break/><text:a xlink:type="simple" xlink:href="https://es.wikipedia.org/wiki/Software_libre" text:style-name="Internet_20_link" text:visited-style-name="Visited_20_Internet_20_Link"><text:span text:style-name="Internet_20_link">https://es.wikipedia.org/wiki/Software_libre</text:span></text:a> <text:s/>+ las 4 libertades del software libre</text:p>
        </text:list-item>
        <text:list-item>
          <text:p text:style-name="P20"><text:a xlink:type="simple" xlink:href="https://es.wikipedia.org/wiki/Software_propietario" text:style-name="Internet_20_link" text:visited-style-name="Visited_20_Internet_20_Link"><text:span text:style-name="Internet_20_link">https://es.wikipedia.org/wiki/Software_propietario</text:span></text:a></text:p>
        </text:list-item>
      </text:list>
      <text:p text:style-name="Text_20_body"><text:span text:style-name="T2">Licencias de software (GNU, GPL, MIT, BSD…) </text:span><text:span text:style-name="Internet_20_link">https://es.wikipedia.org/wiki/Licencia_de_software</text:span></text:p>
      <text:p text:style-name="Text_20_body"/>
      <text:list xml:id="list133423051842711" text:continue-list="list133422957732630" text:style-name="WWNum2">
        <text:list-item>
          <text:list>
            <text:list-item>
              <text:h text:style-name="P5" text:outline-level="2">Seguridad en el desarrollo de software</text:h>
            </text:list-item>
          </text:list>
        </text:list-item>
      </text:list>
      <text:p text:style-name="P21">No existe el software 100% seguro.</text:p>
      <text:p text:style-name="P22">La seguridad no se basa en la ocultación del código.</text:p>
      <text:p text:style-name="Text_20_body">El desarrollo de software seguro es independiente de la metodología de desarrollo empleada.</text:p>
      <text:p text:style-name="Text_20_body">Para evitar puertas traseras y vulnerabilidades:</text:p>
      <text:list xml:id="list1520371574" text:style-name="WWNum6">
        <text:list-item>
          <text:p text:style-name="P11">Adquirir formación específica en ciberseguridad aplicada al desarrollo.</text:p>
        </text:list-item>
        <text:list-item>
          <text:p text:style-name="P11">Incluir la seguridad como una funcionalidad más del software en las fases del desarrollo (análisis, diseño, codificación, prueba, documentación, explotación, mantenimiento.)<text:line-break/><text:a xlink:type="simple" xlink:href="https://www.redhat.com/es/topics/security/software-development-lifecycle-security" text:style-name="Internet_20_link" text:visited-style-name="Visited_20_Internet_20_Link"><text:span text:style-name="Internet_20_link">https://www.redhat.com/es/topics/security/software-development-lifecycle-security</text:span></text:a></text:p>
        </text:list-item>
        <text:list-item>
          <text:p text:style-name="P23">Documentar los programas y procesos relacionados.</text:p>
        </text:list-item>
        <text:list-item>
          <text:p text:style-name="P11">Validar exhaustivamente las entradas de datos.</text:p>
        </text:list-item>
        <text:list-item>
          <text:p text:style-name="P11">Implementar políticas de identidad y acceso seguro.</text:p>
        </text:list-item>
        <text:list-item>
          <text:p text:style-name="P11">Implementar políticas de testeo de software.</text:p>
        </text:list-item>
        <text:list-item>
          <text:p text:style-name="P11">Corregir errores y lanzar nuevas versiones del software cuando se corrijan vulnerabilidades.</text:p>
        </text:list-item>
        <text:list-item>
          <text:p text:style-name="P11">Emplear <text:span text:style-name="T5">frameworks</text:span>, compiladores y dependencias actualizados y con los últimos parches de seguridad aplicados.</text:p>
        </text:list-item>
        <text:list-item>
          <text:p text:style-name="P11">En servidores, disponer de opciones de roll-back al desplegar nuevas funcionalidades.</text:p>
        </text:list-item>
        <text:list-item>
          <text:p text:style-name="P11">Auditar el funcionamiento del software durante su periodo de vida útil y mantenerlo.</text:p>
        </text:list-item>
        <text:list-item>
          <text:p text:style-name="P11">Minimizar, en lo posible, la dependencia del software de elementos externos <text:span text:style-name="T5">soft</text:span> y <text:span text:style-name="T5">hard</text:span> tanto en el desarrollo como en el despliegue.</text:p>
        </text:list-item>
        <text:list-item>
          <text:p text:style-name="P11">Evitar en lo posible el <text:span text:style-name="T5">shadow IT</text:span> que pueda generar riesgos.</text:p>
        </text:list-item>
        <text:list-item>
          <text:p text:style-name="P23">Emplear sandboxes si el despligue lo permite.</text:p>
        </text:list-item>
      </text:list>
      <text:p text:style-name="Text_20_body"/>
      <text:p text:style-name="Text_20_body">Algunas metodologías de trabajo para lograr estos objetivos son:</text:p>
      <text:list xml:id="list2167565776" text:style-name="WWNum7">
        <text:list-item>
          <text:p text:style-name="P12">Microsoft SDL (Microsoft Security Development Lifecycle)</text:p>
        </text:list-item>
        <text:list-item>
          <text:p text:style-name="P12"><text:soft-page-break/>CLASP (Comprehensive, Lightweight Application Security Process)</text:p>
        </text:list-item>
        <text:list-item>
          <text:p text:style-name="P12">BSIMM (Building Security In Maturity Model)</text:p>
        </text:list-item>
        <text:list-item>
          <text:p text:style-name="P12">SSDF (Secure Software Development Framework)</text:p>
        </text:list-item>
        <text:list-item>
          <text:p text:style-name="P12">OpenSAMM (Open Software Assurance Maturity Model)</text:p>
        </text:list-item>
        <text:list-item>
          <text:p text:style-name="P12">OSSA (Oracle Software Security Assurance)</text:p>
        </text:list-item>
      </text:list>
      <text:p text:style-name="P2"/>
      <text:h text:style-name="P6" text:outline-level="2">Conoce</text:h>
      <text:list xml:id="list3217951601" text:style-name="WWNum4">
        <text:list-item>
          <text:p text:style-name="P13">Índice TIOBE: <text:a xlink:type="simple" xlink:href="https://www.tiobe.com/tiobe-index/" text:style-name="Internet_20_link" text:visited-style-name="Visited_20_Internet_20_Link"><text:span text:style-name="Internet_20_link">https://www.tiobe.com/tiobe-index/</text:span></text:a></text:p>
        </text:list-item>
        <text:list-item>
          <text:p text:style-name="P13">Git, la guía sencilla: <text:a xlink:type="simple" xlink:href="https://rogerdudler.github.io/git-guide/index.es.html" text:style-name="Internet_20_link" text:visited-style-name="Visited_20_Internet_20_Link"><text:span text:style-name="Internet_20_link">https://rogerdudler.github.io/git-guide/index.es.html</text:span></text:a></text:p>
        </text:list-item>
        <text:list-item>
          <text:p text:style-name="P13">Aprende Git: <text:a xlink:type="simple" xlink:href="https://learngitbranching.js.org/?locale=es_ES" text:style-name="Internet_20_link" text:visited-style-name="Visited_20_Internet_20_Link"><text:span text:style-name="Internet_20_link">https://learngitbranching.js.org/?locale=es_ES</text:span></text:a></text:p>
        </text:list-item>
        <text:list-item>
          <text:h text:style-name="P13" text:outline-level="2">Aprende SQL desde cero: <text:span text:style-name="Internet_20_link">https://www.sql-easy.com/es/</text:span></text:h>
        </text:list-item>
      </text:list>
      <text:h text:style-name="P16" text:outline-level="2"><text:span text:style-name="Internet_20_link"/></text:h>
      <text:list xml:id="list133422128232555" text:continue-list="list133423051842711" text:style-name="WWNum2">
        <text:list-item>
          <text:list>
            <text:list-item>
              <text:h text:style-name="P5" text:outline-level="2">Recomendaciones de material complementario<text:line-break/>para divertirse</text:h>
            </text:list-item>
          </text:list>
        </text:list-item>
      </text:list>
      <text:list xml:id="list133423624129063" text:continue-list="list3217951601" text:style-name="WWNum4">
        <text:list-item>
          <text:p text:style-name="P15">Libro: «Programadores en acción» Susan Lammers. Microsoft Press, Ediciones Anaya Multimedia. (1986)</text:p>
        </text:list-item>
        <text:list-item>
          <text:p text:style-name="P15">Libro: «Matemáticas para programadores. Sistemas de numeración y Aritmética binaria», William Barden J. (1986)</text:p>
        </text:list-item>
        <text:list-item>
          <text:p text:style-name="P15">Libro: «El hombre que calculaba». Malba Tahan, (1938) <text:a xlink:type="simple" xlink:href="https://openlibrary.org/books/OL32770332M/El_hombre_que_calculaba" text:style-name="Internet_20_link" text:visited-style-name="Visited_20_Internet_20_Link"><text:span text:style-name="Internet_20_link">https://openlibrary.org/books/OL32770332M/El_hombre_que_calculaba</text:span></text:a></text:p>
        </text:list-item>
        <text:list-item>
          <text:p text:style-name="P15">La internet de las cosas: <text:a xlink:type="simple" xlink:href="https://es.wikipedia.org/wiki/Internet_de_las_cosas" text:style-name="Internet_20_link" text:visited-style-name="Visited_20_Internet_20_Link"><text:span text:style-name="Internet_20_link">https://es.wikipedia.org/wiki/Internet_de_las_cosas</text:span></text:a></text:p>
        </text:list-item>
        <text:list-item>
          <text:p text:style-name="P15">«Piratas de Silicon Valley» (película) <text:a xlink:type="simple" xlink:href="https://www.filmaffinity.com/es/film399662.html" text:style-name="Internet_20_link" text:visited-style-name="Visited_20_Internet_20_Link"><text:span text:style-name="Internet_20_link">https://www.filmaffinity.com/es/film399662.html</text:span></text:a></text:p>
        </text:list-item>
        <text:list-item>
          <text:p text:style-name="P15">«La red social» (película) <text:a xlink:type="simple" xlink:href="https://www.filmaffinity.com/es/film577699.html" text:style-name="Internet_20_link" text:visited-style-name="Visited_20_Internet_20_Link"><text:span text:style-name="Internet_20_link">https://www.filmaffinity.com/es/film577699.html</text:span></text:a></text:p>
        </text:list-item>
        <text:list-item>
          <text:p text:style-name="P15">«Halt and Catch Fire» (serie) <text:a xlink:type="simple" xlink:href="https://www.filmaffinity.com/es/film449215.html" text:style-name="Internet_20_link" text:visited-style-name="Visited_20_Internet_20_Link"><text:span text:style-name="Internet_20_link">https://www.filmaffinity.com/es/film449215.html</text:span></text:a></text:p>
        </text:list-item>
        <text:list-item>
          <text:p text:style-name="P15">«La playlist» (serie) <text:a xlink:type="simple" xlink:href="https://www.filmaffinity.com/es/film780937.html" text:style-name="Internet_20_link" text:visited-style-name="Visited_20_Internet_20_Link"><text:span text:style-name="Internet_20_link">https://www.filmaffinity.com/es/film780937.html</text:span></text:a></text:p>
        </text:list-item>
        <text:list-item>
          <text:p text:style-name="P15">«El código que valía millones» (serie) <text:span text:style-name="Internet_20_link">https://www.filmaffinity.com/es/film425311.html</text:span></text:p>
        </text:list-item>
        <text:list-item>
          <text:p text:style-name="P15">Documental: «La historia de Aaron Swartz. El chico de Internet», Brian Knappenberger.(2014) <text:a xlink:type="simple" xlink:href="https://www.filmaffinity.com/es/film113451.html" text:style-name="Internet_20_link" text:visited-style-name="Visited_20_Internet_20_Link"><text:span text:style-name="Internet_20_link">https://www.filmaffinity.com/es/film113451.html</text:span></text:a></text:p>
        </text:list-item>
      </text:list>
      <text:p text:style-name="P3"/>
      <text:p text:style-name="P4"/>
      <text:p text:style-name="P4">Autor: Javier Guerra. Ver.1.0.0. Junio 2023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2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align="justify" style:justify-single-word="false" fo:text-indent="0cm" style:auto-text-indent="false"/>
      <style:text-properties style:font-name="Arial" fo:font-family="Arial" style:font-family-generic="roman" style:font-pitch="variable" fo:font-size="10.5pt" style:font-size-asian="10.5pt" style:font-name-complex="Arial1" style:font-family-complex="Arial" style:font-family-generic-complex="system" style:font-pitch-complex="variable" style:font-size-complex="10.5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9cm" fo:text-indent="-0.635cm" fo:margin-left="1.69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325cm" fo:text-indent="-0.635cm" fo:margin-left="2.32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96cm" fo:text-indent="-0.635cm" fo:margin-left="2.96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95cm" fo:text-indent="-0.635cm" fo:margin-left="3.59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4.23cm" fo:text-indent="-0.635cm" fo:margin-left="4.23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865cm" fo:text-indent="-0.635cm" fo:margin-left="4.865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cm" fo:text-indent="-0.635cm" fo:margin-left="5.5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135cm" fo:text-indent="-0.635cm" fo:margin-left="6.13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77cm" fo:text-indent="-0.635cm" fo:margin-left="6.77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2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9" text:anchor-type="char" svg:x="-9.763cm" svg:y="-0.056cm" svg:width="5.239cm" svg:height="1.588cm" draw:z-index="2"><draw:image xlink:href="Pictures/10000000000000C60000003C49C7D4188A9F03C8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02:55:19</meta:creation-date>
    <dc:language>es-ES</dc:language>
    <dc:date>2024-07-22T13:34:21.482768279</dc:date>
    <meta:editing-cycles>8</meta:editing-cycles>
    <meta:editing-duration>PT8M44S</meta:editing-duration>
    <meta:generator>LibreOffice/7.3.7.2$Linux_X86_64 LibreOffice_project/30$Build-2</meta:generator>
    <meta:document-statistic meta:table-count="0" meta:image-count="1" meta:object-count="0" meta:page-count="4" meta:paragraph-count="92" meta:word-count="774" meta:character-count="6787" meta:non-whitespace-character-count="6124"/>
    <meta:user-defined meta:name="AppVersion">15.0000</meta:user-defined>
    <meta:user-defined meta:name="Autor">Javier Guerra</meta:user-defined>
    <meta:template xlink:type="simple" xlink:actuate="onRequest" xlink:title="Normal" xlink:href=""/>
  </office:meta>
</office:document-meta>
</file>